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9a4d5"/>
    </style:style>
    <style:style style:name="P80" style:family="paragraph" style:parent-style-name="Standard">
      <style:text-properties officeooo:paragraph-rsid="110daef5"/>
    </style:style>
    <style:style style:name="P81" style:family="paragraph" style:parent-style-name="Standard">
      <style:text-properties officeooo:paragraph-rsid="1112168b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4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fo:language="en" fo:country="GB" officeooo:rsid="10555e93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93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94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95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9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97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language="en" fo:country="GB" officeooo:rsid="1052c7f3"/>
    </style:style>
    <style:style style:name="T229" style:family="text">
      <style:text-properties fo:language="en" fo:country="GB" officeooo:rsid="105c8aaa"/>
    </style:style>
    <style:style style:name="T23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2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3" style:family="text">
      <style:text-properties officeooo:rsid="0f981b1c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8" style:family="text">
      <style:text-properties fo:font-variant="normal" fo:text-transform="none" fo:color="#000000" loext:opacity="87%" fo:letter-spacing="normal" fo:font-style="normal" officeooo:rsid="106260b1"/>
    </style:style>
    <style:style style:name="T25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officeooo:rsid="105f1264"/>
    </style:style>
    <style:style style:name="T261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4">Checklist for installing </text:span><text:span text:style-name="T124"><text:user-field-get text:name="Distro">Rocky Linux</text:user-field-get></text:span><text:span text:style-name="T124"><text:s/></text:span><text:span text:style-name="T125"><text:user-field-get text:name="Version">9.x</text:user-field-get></text:span><text:span text:style-name="T126"><text:note text:id="ftn1" text:note-class="footnote"><text:note-citation>1</text:note-citation><text:note-body><text:p text:style-name="P71"><text:span text:style-name="T234">This </text:span><text:span text:style-name="T238"><text:user-field-get text:name="Distro">Rocky Linux</text:user-field-get></text:span><text:span text:style-name="T235"><text:s/></text:span><text:span text:style-name="T239"><text:user-field-get text:name="Version">9.x</text:user-field-get></text:span><text:span text:style-name="T239"><text:s/>Desktop/</text:span><text:span text:style-name="T240">Workstation</text:span><text:span text:style-name="T234"> is supported until </text:span><text:span text:style-name="T236">May</text:span><text:span text:style-name="T234"> </text:span><text:span text:style-name="T237">31</text:span><text:span text:style-name="T247">st</text:span><text:span text:style-name="T237">, </text:span><text:span text:style-name="T234">20</text:span><text:span text:style-name="T237">32</text:span><text:span text:style-name="T234">.</text:span></text:p></text:note-body></text:note></text:span><text:span text:style-name="T127"><text:s/></text:span><text:span text:style-name="T129">Desktop/</text:span><text:span text:style-name="T130">Workstation</text:span><text:span text:style-name="T128">.</text:span></text:p>
      <text:p text:style-name="P29"><text:span text:style-name="Strong_20_Emphasis"><text:span text:style-name="T73"/></text:span></text:p>
      <text:p text:style-name="P30"><text:span text:style-name="Strong_20_Emphasis"><text:span text:style-name="T119"/></text:span></text:p>
      <text:p text:style-name="P72">Fill in the text box after &lt;...&gt;</text:p>
      <text:p text:style-name="P16"><text:span text:style-name="T230">&lt;user&gt;</text:span><text:span text:style-name="T212"><text:tab/><text:tab/></text:span><text:span text:style-name="T219"> <text:tab/><text:tab/><text:tab/> </text:span><text:span text:style-name="T213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3"><text:tab/></text:span><text:span text:style-name="T217">e.g.</text:span><text:span text:style-name="T220"> </text:span><text:span text:style-name="T221">Karel Zimmer</text:span></text:p>
      <text:p text:style-name="P75"><text:span text:style-name="T12">&lt;</text:span><text:span text:style-name="T224">user</text:span><text:span text:style-name="T7">na</text:span><text:span text:style-name="T10">me</text:span><text:span text:style-name="T12">&gt;</text:span><text:span text:style-name="T222"><text:tab/><text:tab/><text:tab/> </text:span><text:span text:style-name="T222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2"><text:tab/></text:span><text:span text:style-name="T223">e.g.</text:span><text:span text:style-name="T4"> </text:span><text:span text:style-name="T141">karel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25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03"> </text:span><text:span text:style-name="T210">pc0</text:span><text:span text:style-name="T211">1</text:span></text:p>
      <text:p text:style-name="P17"><text:span text:style-name="T230">&lt;</text:span><text:span text:style-name="T201">user</text:span><text:span text:style-name="T230">&gt;</text:span><text:span text:style-name="T207"><text:tab/><text:tab/></text:span><text:span text:style-name="T219"> <text:tab/><text:tab/><text:tab/> </text:span><text:span text:style-name="T213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3"><text:tab/></text:span><text:span text:style-name="T218">any additional users</text:span></text:p>
      <text:p text:style-name="P75"><text:span text:style-name="T230">&lt;</text:span><text:span text:style-name="T201">user</text:span><text:span text:style-name="T202">n</text:span><text:span text:style-name="T199">a</text:span><text:span text:style-name="T200">me</text:span><text:span text:style-name="T230">&gt;</text:span><text:span text:style-name="T198"><text:tab/><text:tab/><text:tab/> </text:span><text:span text:style-name="T222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2"><text:tab/></text:span><text:span text:style-name="T206">any additional users</text:span></text:p>
      <text:p text:style-name="P73"><text:span text:style-name="T261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2">Not yet on Linux?</text:span></text:span><text:span text:style-name="T134"><text:tab/></text:span><text:span text:style-name="T138">Use</text:span><text:span text:style-name="T135"> </text:span><text:span text:style-name="Strong_20_Emphasis"><text:span text:style-name="T139">Checklist </text:span></text:span><text:span text:style-name="Strong_20_Emphasis"><text:span text:style-name="T140">transfer</text:span></text:span><text:span text:style-name="T135"> o</text:span><text:span text:style-name="T137">n</text:span><text:span text:style-name="T13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6">.</text:span></text:p>
      <text:p text:style-name="P47"><text:span text:style-name="Strong_20_Emphasis"><text:span text:style-name="T153">New installation?</text:span></text:span><text:span text:style-name="T150"><text:tab/><text:tab/></text:span><text:span text:style-name="T152">Start at chapter</text:span><text:span text:style-name="T150"> </text:span><text:span text:style-name="Strong_20_Emphasis"><text:span text:style-name="T153"><text:bookmark-ref text:reference-format="page" text:ref-name="__RefNumPara__4009_1271708128">2</text:bookmark-ref></text:span></text:span><text:span text:style-name="Strong_20_Emphasis"><text:span text:style-name="T153"><text:s text:c="2"/></text:span></text:span><text:span text:style-name="Strong_20_Emphasis"><text:span text:style-name="T154"><text:bookmark-ref text:reference-format="text" text:ref-name="__RefNumPara__4009_1271708128">Perform installation</text:bookmark-ref></text:span></text:span><text:span text:style-name="T151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33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1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3" text:note-class="footnote"><text:note-citation>3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2">Boot the computer from</text:span><text:span text:style-name="T147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2">Esc</text:span><text:span text:style-name="T89">, </text:span><text:span text:style-name="T122">Delete</text:span><text:span text:style-name="T89">, </text:span><text:span text:style-name="T122">F1</text:span><text:span text:style-name="T89">, </text:span><text:span text:style-name="T122">F2</text:span><text:span text:style-name="T89">, </text:span><text:span text:style-name="T122">F9</text:span><text:span text:style-name="T89">, </text:span><text:span text:style-name="T122">F10</text:span><text:span text:style-name="T89">, </text:span><text:span text:style-name="T122">F11</text:span><text:span text:style-name="T89">, or </text:span><text:span text:style-name="T122">F12</text:span></text:p></text:note-body></text:note></text:span><text:span text:style-name="T142"> an</text:span><text:span text:style-name="T144"> </text:span><text:span text:style-name="T131"><text:user-field-get text:name="Distro">Rocky Linux</text:user-field-get></text:span><text:span text:style-name="T146"><text:s/></text:span><text:span text:style-name="T132"><text:user-field-get text:name="Version">9.x</text:user-field-get></text:span><text:span text:style-name="T132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49"><text:user-field-get text:name="Distro">Rocky Linux</text:user-field-get></text:span><text:span text:style-name="T149"><text:s/></text:span><text:span text:style-name="T21">without modifying any files on the hard drive and also allows installation of </text:span><text:span text:style-name="T149"><text:user-field-get text:name="Distro">Rocky Linux</text:user-field-get></text:span><text:span text:style-name="T149">.</text:span></text:p></text:note-body></text:note></text:span><text:span text:style-name="T142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5">Rocky Linux </text:span></text:span><text:span text:style-name="terk_20_accent_20_voetnoot"><text:span text:style-name="T115"><text:user-field-get text:name="Version">9.x</text:user-field-get></text:span></text:span><text:span text:style-name="T83"><text:s/></text:span><text:span text:style-name="terk_20_accent_20_voetnoot"><text:span text:style-name="T120">Desktop/Workstation Live </text:span></text:span><text:span text:style-name="terk_20_accent_20_voetnoot"><text:span text:style-name="T121">Image </text:span></text:span><text:span text:style-name="terk_20_accent_20_voetnoot"><text:span text:style-name="T115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27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6">Linux informati</text:span></text:span><text:span text:style-name="Sterk_20_accent_20_voetnoot"><text:span text:style-name="T117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26">karelzimmer.nl/en</text:span></text:a><text:span text:style-name="T82">.</text:span></text:p></text:note-body></text:note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3">Select</text:span><text:span text:style-name="T50"> </text:span><text:span text:style-name="Strong_20_Emphasis"><text:span text:style-name="T113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Strong_20_Emphasis"><text:span text:style-name="T114"><text:s/></text:span></text:span><text:span text:style-name="Strong_20_Emphasis"><text:span text:style-name="T112"><text:user-field-get text:name="Version">9.x</text:user-field-get></text:span></text:span><text:span text:style-name="T143"><text:s/></text:span><text:span text:style-name="T145">and press the </text:span><text:span text:style-name="T163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45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65">At</text:span><text:span text:style-name="T166"> </text:span><text:span text:style-name="Strong_20_Emphasis"><text:span text:style-name="T165">WELCOME TO ROCKY LINUX </text:span></text:span><text:span text:style-name="Strong_20_Emphasis"><text:span text:style-name="T165"><text:user-field-get text:name="Version">9.x</text:user-field-get></text:span></text:span><text:span text:style-name="T178"><text:s/>select language and click </text:span><text:span text:style-name="Strong_20_Emphasis"><text:span text:style-name="T192">Continue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0">U</text:span><text:span text:style-name="T169">nder</text:span><text:span text:style-name="T167"> </text:span><text:span text:style-name="Strong_20_Emphasis"><text:span text:style-name="T193">SYSTEM</text:span></text:span><text:span text:style-name="T167"> </text:span><text:span text:style-name="T170">click</text:span><text:span text:style-name="T171"> </text:span><text:span text:style-name="Strong_20_Emphasis"><text:span text:style-name="T193">Installati</text:span></text:span><text:span text:style-name="Strong_20_Emphasis"><text:span text:style-name="T194">on Destinatio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0">Check</text:span><text:span text:style-name="T256"> </text:span><text:span text:style-name="T257">the </text:span><text:span text:style-name="Strong_20_Emphasis"><text:span text:style-name="T258">Device Selection</text:span></text:span><text:span text:style-name="T241"> </text:span><text:span text:style-name="T243">and click </text:span><text:span text:style-name="Strong_20_Emphasis"><text:span text:style-name="T242">Done</text:span></text:span><text:span text:style-name="Strong_20_Emphasis"><text:span text:style-name="T244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0">U</text:span><text:span text:style-name="T169">nder</text:span><text:span text:style-name="T167"> </text:span><text:span text:style-name="Strong_20_Emphasis"><text:span text:style-name="T193">SYSTEM</text:span></text:span><text:span text:style-name="T167"> </text:span><text:span text:style-name="T170">click</text:span><text:span text:style-name="T171"> </text:span><text:span text:style-name="Strong_20_Emphasis"><text:span text:style-name="T193">Netwerk &amp; </text:span></text:span><text:span text:style-name="Strong_20_Emphasis"><text:span text:style-name="T195">H</text:span></text:span><text:span text:style-name="Strong_20_Emphasis"><text:span text:style-name="T193">ost </text:span></text:span><text:span text:style-name="Strong_20_Emphasis"><text:span text:style-name="T195">N</text:span></text:span><text:span text:style-name="Strong_20_Emphasis"><text:span text:style-name="T193">am</text:span></text:span><text:span text:style-name="Strong_20_Emphasis"><text:span text:style-name="T195">e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2">Enter you</text:span><text:span text:style-name="T173">r</text:span><text:span text:style-name="T174"> </text:span><text:span text:style-name="Strong_20_Emphasis"><text:span text:style-name="T175">Host </text:span></text:span><text:span text:style-name="Strong_20_Emphasis"><text:span text:style-name="T172">N</text:span></text:span><text:span text:style-name="Strong_20_Emphasis"><text:span text:style-name="T175">am</text:span></text:span><text:span text:style-name="Strong_20_Emphasis"><text:span text:style-name="T172">e</text:span></text:span><text:span text:style-name="T8"> &lt;computerna</text:span><text:span text:style-name="T9">me&gt;</text:span><text:span text:style-name="T176"> </text:span><text:span text:style-name="T172">and click </text:span><text:span text:style-name="Strong_20_Emphasis"><text:span text:style-name="T188">Apply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0">C</text:span><text:span text:style-name="T177">li</text:span><text:span text:style-name="T180">c</text:span><text:span text:style-name="T177">k </text:span><text:span text:style-name="Strong_20_Emphasis"><text:span text:style-name="T187">Done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68">U</text:span><text:span text:style-name="T169">nder</text:span><text:span text:style-name="T166"> </text:span><text:span text:style-name="Strong_20_Emphasis"><text:span text:style-name="T169">USER SETTINGS</text:span></text:span><text:span text:style-name="T181"> </text:span><text:span text:style-name="T182">click</text:span><text:span text:style-name="T183"> </text:span><text:span text:style-name="Strong_20_Emphasis"><text:span text:style-name="T196">User </text:span></text:span><text:span text:style-name="Strong_20_Emphasis"><text:span text:style-name="T197">C</text:span></text:span><text:span text:style-name="Strong_20_Emphasis"><text:span text:style-name="T196">reation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28">Enter your</text:span><text:span text:style-name="T229"> </text:span><text:span text:style-name="Strong_20_Emphasis"><text:span text:style-name="T69">Full name</text:span></text:span><text:span text:style-name="T54"> </text:span><text:span text:style-name="T230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84">Click</text:span><text:span text:style-name="T185"> </text:span><text:span text:style-name="Strong_20_Emphasis"><text:span text:style-name="T189">Begin </text:span></text:span><text:span text:style-name="Strong_20_Emphasis"><text:span text:style-name="T190">Installatio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84">Click</text:span><text:span text:style-name="T185"> </text:span><text:span text:style-name="Strong_20_Emphasis"><text:span text:style-name="T191">Finish</text:span></text:span><text:span text:style-name="Strong_20_Emphasis"><text:span text:style-name="T189"> </text:span></text:span><text:span text:style-name="Strong_20_Emphasis"><text:span text:style-name="T190">Installation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86">Restart the system</text:span><text:span text:style-name="T179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2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0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7" text:note-class="footnote"><text:note-citation>1</text:note-citation><text:note-body><text:p text:style-name="P14"><text:span text:style-name="T148">Press the Super (Windows/command/magnifier) key or click in the upper left corner.</text:span><text:span text:style-name="T148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64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2">&lt;user&gt;</text:span><text:span text:style-name="T38"><text:note text:id="ftn8" text:note-class="footnote"><text:note-citation>1</text:note-citation><text:note-body><text:p text:style-name="P58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59">Follow the welcome screens.</text:span><text:span text:style-name="T246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1"><text:span text:style-name="T123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0">End of checklist,</text:span><text:span text:style-name="T161"> </text:span><text:span text:style-name="T156"><text:user-field-get text:name="Distro">Rocky Linux</text:user-field-get></text:span><text:span text:style-name="T159"><text:s/></text:span><text:span text:style-name="T155"><text:user-field-get text:name="Version">9.x</text:user-field-get></text:span><text:span text:style-name="T155"><text:s/></text:span><text:span text:style-name="T157">Desktop/</text:span><text:span text:style-name="T158">Workstation</text:span><text:span text:style-name="T118"> </text:span><text:span text:style-name="T160">installation is complete.</text:span></text:p>
      <text:p text:style-name="P21"/>
      <text:p text:style-name="P19"><text:span text:style-name="T248">Written</text:span><text:span text:style-name="T249"> </text:span><text:span text:style-name="T248">by</text:span><text:span text:style-name="T249"> </text:span><text:a xlink:type="simple" xlink:href="mailto:info@karelzimmer.nl?subject=Checklist%20installation%20Linux" text:style-name="Internet_20_link" text:visited-style-name="Visited_20_Internet_20_Link"><text:span text:style-name="T255">Karel Zimmer</text:span></text:a><text:span text:style-name="T250">.</text:span></text:p>
      <text:p text:style-name="P20"><text:span text:style-name="T253">License </text:span><text:span text:style-name="T251">C</text:span><text:span text:style-name="T252">C0</text:span><text:span text:style-name="T250"> 1.0 </text:span><text:span text:style-name="T25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4"><text:s/></text:span><text:span text:style-name="T25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5-07T14:22:20.322040230">07/05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5-07T14:22:20.200528651</dc:date>
    <meta:keyword>Installatie</meta:keyword>
    <meta:keyword>Checklist</meta:keyword>
    <meta:keyword>Linux</meta:keyword>
    <meta:editing-cycles>7014</meta:editing-cycles>
    <meta:editing-duration>P12DT9H30M4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9" meta:character-count="3191" meta:non-whitespace-character-count="2736"/>
    <meta:user-defined meta:name="Info 1"/>
    <meta:user-defined meta:name="Info 2"/>
    <meta:user-defined meta:name="Info 3"/>
    <meta:user-defined meta:name="Info 4"/>
  </office:meta>
</office:document-meta>
</file>